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p text:style-name="Title">Storage class support in Ozone</text:p>
      <text:p text:style-name="Date">2020-05-11</text:p>
      <text:h text:style-name="Heading_20_2" text:outline-level="2"><text:bookmark-start text:name="abstract"/>Abstract<text:bookmark-end text:name="abstract"/></text:h>
      <text:p text:style-name="First_20_paragraph">One of the fundamental abstraction of Ozone is the <text:span text:style-name="T1">Container</text:span> which used as the unit of the replication.</text:p>
      <text:p text:style-name="Text_20_body">Containers have to favors: <text:span text:style-name="T1">Open</text:span> and <text:span text:style-name="T1">Closed</text:span> containers: Open containers are replicated by Ratis and writable, Closed containers are replicated with data copy and read only.</text:p>
      <text:p text:style-name="Text_20_body">In this document a new level of abstraction is proposed: the <text:span text:style-name="T1">storage class</text:span> which defines which type of containers should be used and what type of transitions are supported.</text:p>
      <text:h text:style-name="Heading_20_2" text:outline-level="2"><text:bookmark-start text:name="containers-in-more-details"/>Containers in more details<text:bookmark-end text:name="containers-in-more-details"/></text:h>
      <text:p text:style-name="First_20_paragraph">Container is the unit of replication of Ozone. One Container can store multiple blocks (default container size is 5GB) and they are replicated together. Datanodes report only the replication state of the Containers back to the Storage Container Manager (SCM) which makes it possible to scale up to billions of objects.</text:p>
      <text:p text:style-name="Text_20_body">The identifier of a block (BlockId) containers ContainerId and LocalId (ID inside the container). ContainerId can be used to find the right Datanode which stores the data. LocalId can be used to find the data inside one container.</text:p>
      <text:p text:style-name="Text_20_body">Container type defines the following:</text:p>
      <text:list text:style-name="L1">
        <text:list-item>
          <text:p text:style-name="P1">How to write to the containers?</text:p>
        </text:list-item>
        <text:list-item>
          <text:p text:style-name="P1">How to read from the containers?</text:p>
        </text:list-item>
        <text:list-item>
          <text:p text:style-name="P1">How to recover / replicate data in case of error</text:p>
        </text:list-item>
        <text:list-item>
          <text:p text:style-name="P1">How to store the data on the Datanode (related to the <text:span text:style-name="T1">how to write</text:span> question?)</text:p>
        </text:list-item>
      </text:list>
      <text:p text:style-name="First_20_paragraph">The definition of <text:span text:style-name="T1">Ratis/THREE</text:span>:</text:p>
      <text:list text:style-name="L2">
        <text:list-item>
          <text:p text:style-name="P2"><text:span text:style-name="T2">How to write</text:span>: Call standard Datanode RPC API on <text:span text:style-name="T1">Leader</text:span>. Leader will replicate the data to the followers</text:p>
        </text:list-item>
        <text:list-item>
          <text:p text:style-name="P2"><text:span text:style-name="T2">How to read</text:span>: Read the data from the Leader (stale read can be possible long-term)</text:p>
        </text:list-item>
        <text:list-item>
          <text:p text:style-name="P2"><text:span text:style-name="T2">How to replicate / recover</text:span></text:p>
          <text:list text:style-name="L3">
            <text:list-item>
              <text:p text:style-name="P3">Transient failures can be handled by new leader election</text:p>
            </text:list-item>
            <text:list-item>
              <text:p text:style-name="P3">Permanent degradation couldn’t be handled. (Transition to Closed containers is required)</text:p>
            </text:list-item>
          </text:list>
        </text:list-item>
      </text:list>
      <text:p text:style-name="First_20_paragraph">The definitions of <text:span text:style-name="T1">Closed/THREE</text:span>:</text:p>
      <text:list text:style-name="L4">
        <text:list-item>
          <text:p text:style-name="P4"><text:span text:style-name="T2">How to write</text:span>: Closed containers are not writeable</text:p>
        </text:list-item>
        <text:list-item>
          <text:p text:style-name="P4"><text:span text:style-name="T2">How to read</text:span>: Read the data from any nodes (Simple RPC call to the DN)</text:p>
        </text:list-item>
        <text:list-item>
          <text:p text:style-name="P4"><text:span text:style-name="T2">How to replicate / recover</text:span></text:p>
          <text:list text:style-name="L5">
            <text:list-item>
              <text:p text:style-name="P5">Datanodes provides a GRPC endpoint to publish containers as compressed package</text:p>
            </text:list-item>
            <text:list-item>
              <text:p text:style-name="P5">Replication Manager (SCM) can send commands to DN to replicate data FROM other Datanode</text:p>
            </text:list-item>
            <text:list-item>
              <text:p text:style-name="P5">Datanode downloads the compressed package and import it</text:p>
            </text:list-item>
          </text:list>
        </text:list-item>
      </text:list>
      <text:p text:style-name="First_20_paragraph">The definitions of <text:span text:style-name="T1">Closed/ONE</text:span>: * <text:span text:style-name="T2">How to write</text:span>: Closed containers are not writeable * <text:span text:style-name="T2">How to read</text:span>: Read the data from any nodes (Simple RPC call to the DN) * <text:span text:style-name="T2">How to replicate / recover</text:span>: No recovery, sorry.</text:p>
      <text:h text:style-name="Heading_20_2" text:outline-level="2"><text:bookmark-start text:name="storage-class"/>Storage-class<text:bookmark-end text:name="storage-class"/></text:h>
      <text:p text:style-name="First_20_paragraph">Let’s define the <text:span text:style-name="T1">storage-class</text:span> as set of used container <text:span text:style-name="T2">types and transitions</text:span> between them during the life cycle of the containers.</text:p>
      <text:p text:style-name="Text_20_body">The type of the Container can be defined with the implementation type (eg. Ratis, EC, Closed) and with additional parameters related to type (eg. replication type of Ratis, or EC algorithm for EC containers).</text:p>
      <text:p text:style-name="Text_20_body">Today Ozone supports two storage classes.</text:p>
      <text:p text:style-name="Text_20_body">The definition STANDARD Storage class:</text:p>
      <text:list text:style-name="L6">
        <text:list-item>
          <text:p text:style-name="P6"><text:span text:style-name="T1">First container type/parameters</text:span>: Ratis/THREE replicated containers</text:p>
        </text:list-item>
        <text:list-item>
          <text:p text:style-name="P6"><text:span text:style-name="T1">Transitions</text:span>: In case of any error or if the container is full, convert to closed containers</text:p>
        </text:list-item>
        <text:list-item>
          <text:p text:style-name="P6"><text:span text:style-name="T1">Second container type/parameters</text:span>: Closed/THREE container</text:p>
        </text:list-item>
      </text:list>
      <text:p text:style-name="First_20_paragraph">The definition REDUCED Storage class:</text:p>
      <text:list text:style-name="L7">
        <text:list-item>
          <text:p text:style-name="P7"><text:span text:style-name="T1">First container type/parameters</text:span>: Ratis/ONE replicated containers</text:p>
        </text:list-item>
        <text:list-item>
          <text:p text:style-name="P7"><text:span text:style-name="T1">Transitions</text:span>: In case the container is full, convert to closed containers</text:p>
        </text:list-item>
        <text:list-item>
          <text:p text:style-name="P7"><text:span text:style-name="T1">Second container type/parameters</text:span>: Closed/ONE container</text:p>
        </text:list-item>
      </text:list>
      <text:p text:style-name="First_20_paragraph">But we can define other storage classes as well. For example we can define (Ratis/THREE –&gt; Closed/FIVE) storage class, or more specific containers can be used for Erasure Coding or Random Read/Write.</text:p>
      <text:p text:style-name="Text_20_body">With this approach the storage-class can be an adjustable abstraction to define the rules of replications. Some key properties of this approach:</text:p>
      <text:list text:style-name="L8">
        <text:list-item>
          <text:p text:style-name="P8"><text:span text:style-name="T2">Storage-class can be defined by configuration</text:span>: Storage class is nothing more just the definition of rules to store / replicate containers. They can be configured in config files and changed any time.</text:p>
        </text:list-item>
        <text:list-item>
          <text:p text:style-name="P8"><text:span text:style-name="T2">Object creation requires storage class</text:span>: Right now we should defined <text:span text:style-name="T1">replication factor</text:span> and <text:span text:style-name="T1">replication type</text:span> during the key creation. They can be replaced with setting only the Storage class.</text:p>
        </text:list-item>
        <text:list-item>
          <text:p text:style-name="P8"><text:span text:style-name="T2">Storage-class is property of the containers</text:span>: As the unit of replication in Ozone is container, one specific storage-class should be adjusted for each containers.</text:p>
        </text:list-item>
        <text:list-item>
          <text:p text:style-name="P8"><text:span text:style-name="T2">Changing storage class of a key</text:span> means copying it to an other container</text:p>
        </text:list-item>
        <text:list-item>
          <text:p text:style-name="P8"><text:span text:style-name="T2">Changing definition of storage class</text:span> will modify the behavior of the Replication Manager, and – eventually – the containers will be replaced in a different way.</text:p>
        </text:list-item>
      </text:list>
      <text:p text:style-name="First_20_paragraph"><text:span text:style-name="T1">Note</text:span>: we already support storage class for S3 objects the only difference is that it would become an Ozone level abstraction and it would defined <text:span text:style-name="T1">all</text:span> the container types and transitions.</text:p>
      <text:h text:style-name="Heading_20_2" text:outline-level="2"><text:bookmark-start text:name="possible-use-cases"/>Possible use-cases<text:bookmark-end text:name="possible-use-cases"/></text:h>
      <text:p text:style-name="First_20_paragraph">First of all, we can configure different replication levels easily with this approach (eg. Ratis/THREE –&gt; Closed/TWO). Ratis need quorum but we can have different replication number after closing containers.</text:p>
      <text:p text:style-name="Text_20_body">We can also define topology related transitions (eg. after closing, one replica should be copied to different rack) or storage specific constrains (Right now we have only one implementation of the storage: <text:span text:style-name="Source_Text">KeyValueContainer</text:span> but we can implement more and storage class provides an easy abstraction to configure the required storage).</text:p>
      <text:p text:style-name="Text_20_body">Datanode also can provide different disk type for containers in a certain storage class (eg. SSD for fast access).</text:p>
      <text:h text:style-name="Heading_20_1" text:outline-level="1"><text:bookmark-start text:name="additional-use-cases"/>Additional use cases<text:bookmark-end text:name="additional-use-cases"/></text:h>
      <text:p text:style-name="First_20_paragraph">In addition to the possible, replication related additional options there are two very specific use cases where we can use storage classes. Both requires more design discussion but here I quickly summarize some possible directions with the help of the storage class abstraction.</text:p>
      <text:h text:style-name="Heading_20_2" text:outline-level="2"><text:bookmark-start text:name="erasure-coding"/>Erasure coding<text:bookmark-end text:name="erasure-coding"/></text:h>
      <text:p text:style-name="First_20_paragraph">To store cold data on less bits (less than the data * 3 replicas) we can encode the data and store some additional bits to survive replica loss. In a streaming situation (streaming write) it can be tricky as we need enough chunks to do the Reed-Solomon magic. With containers we are in a better position. After the first transition of the Open containers we can do EC encoding and that time we have enough data to encode.</text:p>
      <text:p text:style-name="Text_20_body">There are multiple options to do EC, one most simplest way is to encode Containers after the first transition:</text:p>
      <text:p text:style-name="Text_20_body">Storage class COLD:</text:p>
      <text:list text:style-name="L9">
        <text:list-item>
          <text:p text:style-name="P9"><text:span text:style-name="T1">First container type/parameters</text:span>: Ratis/THREE replicated containers</text:p>
        </text:list-item>
        <text:list-item>
          <text:p text:style-name="P9"><text:span text:style-name="T1">Transitions</text:span>: In case of any error or if the container is full, convert to closed containers</text:p>
        </text:list-item>
        <text:list-item>
          <text:p text:style-name="P9"><text:span text:style-name="T1">Second container type/parameters</text:span>: EC RS(6,2)</text:p>
        </text:list-item>
      </text:list>
      <text:p text:style-name="First_20_paragraph">With this storage class the containers can be converted to a specific EC container together with other containers (For example instead of 3 x C1, 3 x C2 and 3 x C3 containers can be converted to C1, C2, C3 + Parity 1 + Parity2).</text:p>
      <text:h text:style-name="Heading_20_2" text:outline-level="2"><text:bookmark-start text:name="random-read-write"/>Random-read write<text:bookmark-end text:name="random-read-write"/></text:h>
      <text:p text:style-name="First_20_paragraph">NFS / Fuse file system might require to support Random read/write which can be tricky as the closed containers are immutable. In case of changing any one byte in a block, the whole block should be re-created with the new data. It can have a lot of overhead especially in case of many small writes.</text:p>
      <text:p text:style-name="Text_20_body">But write is cheap with Ratis/THREE containers. Similar to any <text:span text:style-name="Source_Text">ChunkWrite</text:span> and <text:span text:style-name="Source_Text">PutBlock</text:span> we can implementa <text:span text:style-name="Source_Text">UpdateChunk</text:span> call which modifies the current content of the chunk AND replicates the change with the help of Ratis.</text:p>
      <text:p text:style-name="Text_20_body">Let’s imagine that we solved the resiliency of Ratis pipelines: In case of any Ratis error we can ask other Datanode to join to the Ratis ring <text:span text:style-name="T1">instead of</text:span> closing it. I know that it can be hard to implement, but if it is solved, we have an easy solution for random read/write.</text:p>
      <text:p text:style-name="Text_20_body">If it works, we can define the following storage-class:</text:p>
      <text:list text:style-name="L10">
        <text:list-item>
          <text:p text:style-name="P10"><text:span text:style-name="T2">Initial container</text:span> type/parameters: Ratis/THREE</text:p>
        </text:list-item>
        <text:list-item>
          <text:p text:style-name="P10"><text:span text:style-name="T2">Transitions</text:span>: NO. They will remain “Open” forever</text:p>
        </text:list-item>
        <text:list-item>
          <text:p text:style-name="P10"><text:span text:style-name="T2">Second container type</text:span>: NONE</text:p>
        </text:list-item>
      </text:list>
      <text:p text:style-name="First_20_paragraph">This would help the random read/write problem, with some limitations: only a few containers should be managed in this storage-class. It’s not suitable for really Big data, but can be a very powerful addition to provide NFS/Fuse backend for containers / git db / SQL db.</text:p>
      <text:h text:style-name="Heading_20_2" text:outline-level="2"><text:bookmark-start text:name="references"/>References<text:bookmark-end text:name="references"/></text:h>
      <text:list text:style-name="L11">
        <text:list-item>
          <text:p text:style-name="P11">Storage class in S3: https://aws.amazon.com/s3/storage-clas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Storage class support in Ozone</dc:title>
    <dc:description/>
    <dc:subject/>
    <meta:keyword/>
    <meta:initial-creator/>
    <dc:creator/>
    <meta:creation-date>2020-05-18T07:40:52Z</meta:creation-date>
    <dc:date>2020-05-18T07:40:52Z</dc:date>
    <meta:user-defined meta:name="date" meta:value-type="string">2020-05-11</meta:user-defined>
  </office:meta>
</office:document-meta>
</file>